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'courier new'"/>
    <style:font-face style:name="Lohit Devanagari1" svg:font-family="'Lohit Devanagari'"/>
    <style:font-face style:name="Segoe UI" svg:font-family="'Segoe UI', Arial, sans-serif"/>
    <style:font-face style:name="Verdana" svg:font-family="Verdana, sans-serif"/>
    <style:font-face style:name="consolas" svg:font-family="consolas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bf0ed"/>
    </style:style>
    <style:style style:name="P2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officeooo:paragraph-rsid="001d83f5"/>
    </style:style>
    <style:style style:name="P4" style:family="paragraph" style:parent-style-name="Preformatted_20_Text">
      <style:text-properties fo:font-weight="bold" style:font-weight-asian="bold" style:font-weight-complex="bold"/>
    </style:style>
    <style:style style:name="P5" style:family="paragraph" style:parent-style-name="Preformatted_20_Text">
      <style:text-properties fo:font-weight="bold" officeooo:paragraph-rsid="00230cf8" style:font-weight-asian="bold" style:font-weight-complex="bold"/>
    </style:style>
    <style:style style:name="P6" style:family="paragraph" style:parent-style-name="Preformatted_20_Text">
      <style:text-properties fo:font-weight="bold" officeooo:rsid="0023c7aa" officeooo:paragraph-rsid="0023c7aa" style:font-weight-asian="bold" style:font-weight-complex="bold"/>
    </style:style>
    <style:style style:name="P7" style:family="paragraph" style:parent-style-name="Preformatted_20_Text">
      <style:text-properties fo:font-weight="bold" fo:background-color="#ffff00" style:font-weight-asian="bold" style:font-weight-complex="bold"/>
    </style:style>
    <style:style style:name="P8" style:family="paragraph" style:parent-style-name="Preformatted_20_Text">
      <style:text-properties fo:font-weight="bold" officeooo:paragraph-rsid="00230cf8" fo:background-color="#ffff00" style:font-weight-asian="bold" style:font-weight-complex="bold"/>
    </style:style>
    <style:style style:name="P9" style:family="paragraph" style:parent-style-name="Preformatted_20_Text">
      <style:text-properties officeooo:paragraph-rsid="001ee24d"/>
    </style:style>
    <style:style style:name="P10" style:family="paragraph" style:parent-style-name="Preformatted_20_Text">
      <style:text-properties officeooo:paragraph-rsid="0020e166"/>
    </style:style>
    <style:style style:name="P11" style:family="paragraph" style:parent-style-name="Preformatted_20_Text">
      <style:text-properties officeooo:paragraph-rsid="00230cf8"/>
    </style:style>
    <style:style style:name="P12" style:family="paragraph" style:parent-style-name="Preformatted_20_Text">
      <style:text-properties officeooo:rsid="00230cf8" officeooo:paragraph-rsid="00230cf8"/>
    </style:style>
    <style:style style:name="P13" style:family="paragraph" style:parent-style-name="Preformatted_20_Text">
      <style:text-properties officeooo:rsid="0023c7aa" officeooo:paragraph-rsid="0023c7aa"/>
    </style:style>
    <style:style style:name="P14" style:family="paragraph" style:parent-style-name="Preformatted_20_Text">
      <style:text-properties officeooo:paragraph-rsid="0023c7aa"/>
    </style:style>
    <style:style style:name="P15" style:family="paragraph" style:parent-style-name="Preformatted_20_Text">
      <style:text-properties fo:font-variant="normal" fo:text-transform="none" fo:color="#000000" style:font-name="Consolas" fo:font-size="11.25pt" fo:letter-spacing="normal" fo:font-style="normal" fo:font-weight="normal"/>
    </style:style>
    <style:style style:name="P16" style:family="paragraph" style:parent-style-name="Preformatted_20_Text">
      <style:text-properties fo:font-variant="normal" fo:text-transform="none" fo:color="#000000" style:font-name="Consolas" fo:font-size="11.25pt" fo:letter-spacing="normal" fo:font-style="normal" fo:font-weight="normal" officeooo:paragraph-rsid="0023c7aa"/>
    </style:style>
    <style:style style:name="P17" style:family="paragraph" style:parent-style-name="Preformatted_20_Text">
      <style:text-properties fo:font-variant="normal" fo:text-transform="none" fo:color="#000000" style:font-name="Consolas" fo:font-size="11.25pt" fo:letter-spacing="normal" fo:font-style="normal" fo:font-weight="normal" officeooo:paragraph-rsid="0024046d"/>
    </style:style>
    <style:style style:name="P18" style:family="paragraph" style:parent-style-name="Preformatted_20_Text">
      <style:text-properties officeooo:paragraph-rsid="0024046d"/>
    </style:style>
    <style:style style:name="P19" style:family="paragraph" style:parent-style-name="Preformatted_20_Text">
      <style:paragraph-properties fo:break-before="page"/>
    </style:style>
    <style:style style:name="P20" style:family="paragraph" style:parent-style-name="Standard">
      <style:paragraph-properties fo:text-align="center" style:justify-single-word="false" fo:break-before="page"/>
      <style:text-properties fo:font-weight="bold" officeooo:rsid="0015541b" officeooo:paragraph-rsid="001d83f5" style:font-weight-asian="bold" style:font-weight-complex="bold"/>
    </style:style>
    <style:style style:name="P21" style:family="paragraph" style:parent-style-name="Standard">
      <style:paragraph-properties fo:text-align="center" style:justify-single-word="false" fo:break-before="column"/>
      <style:text-properties fo:font-weight="bold" officeooo:rsid="0015541b" officeooo:paragraph-rsid="001d83f5" style:font-weight-asian="bold" style:font-weight-complex="bold"/>
    </style:style>
    <style:style style:name="P22" style:family="paragraph" style:parent-style-name="Preformatted_20_Text">
      <style:paragraph-properties fo:break-before="column"/>
      <style:text-properties fo:font-weight="bold" officeooo:paragraph-rsid="00230cf8" fo:background-color="#ffff00" style:font-weight-asian="bold" style:font-weight-complex="bold"/>
    </style:style>
    <style:style style:name="P23" style:family="paragraph" style:parent-style-name="Standard">
      <style:text-properties officeooo:rsid="0015541b" officeooo:paragraph-rsid="001d83f5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15541b" officeooo:paragraph-rsid="001d83f5" style:font-weight-asian="bold" style:font-weight-complex="bold"/>
    </style:style>
    <style:style style:name="P25" style:family="paragraph" style:parent-style-name="Standard">
      <style:text-properties fo:font-weight="bold" officeooo:rsid="0015541b" officeooo:paragraph-rsid="001d83f5" style:font-weight-asian="bold" style:font-weight-complex="bold"/>
    </style:style>
    <style:style style:name="P26" style:family="paragraph" style:parent-style-name="Standard">
      <style:text-properties officeooo:paragraph-rsid="001d83f5"/>
    </style:style>
    <style:style style:name="P27" style:family="paragraph" style:parent-style-name="Heading_20_1">
      <style:text-properties fo:font-variant="normal" fo:text-transform="none" fo:color="#000000" style:font-name="Segoe UI" fo:font-size="31.5pt" fo:letter-spacing="normal" fo:font-style="normal" fo:font-weight="bold" officeooo:paragraph-rsid="0024046d"/>
    </style:style>
    <style:style style:name="P28" style:family="paragraph" style:parent-style-name="Preformatted_20_Text">
      <style:paragraph-properties fo:margin-left="0cm" fo:margin-right="0cm" fo:orphans="2" fo:widows="2" fo:text-indent="0cm" style:auto-text-indent="false"/>
    </style:style>
    <style:style style:name="P29" style:family="paragraph" style:parent-style-name="Preformatted_20_Text">
      <style:paragraph-properties fo:margin-left="0cm" fo:margin-right="0cm" fo:orphans="2" fo:widows="2" fo:text-indent="0cm" style:auto-text-indent="false"/>
      <style:text-properties officeooo:paragraph-rsid="00254443"/>
    </style:style>
    <style:style style:name="P30" style:family="paragraph" style:parent-style-name="Preformatted_20_Text">
      <style:paragraph-properties fo:text-align="center" style:justify-single-word="false" fo:break-before="page"/>
      <style:text-properties fo:font-size="12pt" fo:font-weight="bold" officeooo:rsid="0023c7aa" officeooo:paragraph-rsid="0023c7aa" style:font-size-asian="10pt" style:font-weight-asian="bold" style:font-size-complex="10pt" style:font-weight-complex="bold"/>
    </style:style>
    <style:style style:name="P31" style:family="paragraph" style:parent-style-name="Preformatted_20_Text">
      <style:text-properties fo:font-variant="normal" fo:text-transform="none" fo:color="#000000" style:font-name="Consolas" fo:font-size="11.25pt" fo:letter-spacing="normal" fo:font-style="normal" fo:font-weight="normal" officeooo:rsid="0023c7aa" officeooo:paragraph-rsid="0023c7aa"/>
    </style:style>
    <style:style style:name="P32" style:family="paragraph" style:parent-style-name="Preformatted_20_Text">
      <style:text-properties fo:font-variant="normal" fo:text-transform="none" fo:color="#000000" style:font-name="Consolas" fo:font-size="11.25pt" fo:letter-spacing="normal" fo:font-style="normal" fo:font-weight="normal" officeooo:rsid="0023c7aa" officeooo:paragraph-rsid="0024046d"/>
    </style:style>
    <style:style style:name="P33" style:family="paragraph" style:parent-style-name="Heading_20_1">
      <style:text-properties officeooo:paragraph-rsid="00271bd3"/>
    </style:style>
    <style:style style:name="P34" style:family="paragraph" style:parent-style-name="Heading_20_1">
      <style:text-properties fo:font-variant="normal" fo:text-transform="none" fo:color="#000000" style:font-name="Segoe UI" fo:font-size="31.5pt" fo:letter-spacing="normal" fo:font-style="normal" fo:font-weight="bold" officeooo:paragraph-rsid="0024046d"/>
    </style:style>
    <style:style style:name="P35" style:family="paragraph" style:parent-style-name="Heading_20_1">
      <style:text-properties fo:font-variant="normal" fo:text-transform="none" fo:color="#000000" style:font-name="Segoe UI" fo:font-size="31.5pt" fo:letter-spacing="normal" fo:font-style="normal" fo:font-weight="bold" officeooo:paragraph-rsid="0023c7aa"/>
    </style:style>
    <style:style style:name="T1" style:family="text">
      <style:text-properties officeooo:rsid="001d83f5"/>
    </style:style>
    <style:style style:name="T2" style:family="text">
      <style:text-properties officeooo:rsid="0017fc96"/>
    </style:style>
    <style:style style:name="T3" style:family="text">
      <style:text-properties officeooo:rsid="0019875c"/>
    </style:style>
    <style:style style:name="T4" style:family="text">
      <style:text-properties fo:font-weight="bold" fo:background-color="#ffff00" loext:char-shading-value="0" style:font-weight-asian="bold" style:font-weight-complex="bold"/>
    </style:style>
    <style:style style:name="T5" style:family="text">
      <style:text-properties officeooo:rsid="0020e166"/>
    </style:style>
    <style:style style:name="T6" style:family="text">
      <style:text-properties officeooo:rsid="00230cf8"/>
    </style:style>
    <style:style style:name="T7" style:family="text">
      <style:text-properties fo:font-weight="normal" officeooo:rsid="00230cf8" style:font-weight-asian="normal" style:font-weight-complex="normal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23c7aa"/>
    </style:style>
    <style:style style:name="T10" style:family="text">
      <style:text-properties fo:font-variant="normal" fo:text-transform="none" fo:color="#000000" style:font-name="Consolas" fo:font-size="11.25pt" fo:letter-spacing="normal" fo:font-style="normal" fo:font-weight="normal"/>
    </style:style>
    <style:style style:name="T11" style:family="text">
      <style:text-properties fo:font-variant="normal" fo:text-transform="none" fo:color="#000000" style:font-name="Consolas" fo:font-size="11.25pt" fo:letter-spacing="normal" fo:font-style="normal" fo:font-weight="normal" officeooo:rsid="0023c7aa"/>
    </style:style>
    <style:style style:name="T12" style:family="text">
      <style:text-properties fo:font-variant="normal" fo:text-transform="none" fo:color="#000000" style:font-name="Consolas" fo:font-size="11.25pt" fo:letter-spacing="normal" fo:font-style="normal" fo:font-weight="normal" officeooo:rsid="00254443"/>
    </style:style>
    <style:style style:name="T13" style:family="text">
      <style:text-properties fo:font-variant="normal" fo:text-transform="none" fo:color="#000000" style:font-name="Consolas" fo:font-size="11.25pt" fo:letter-spacing="normal" fo:font-style="normal" fo:font-weight="normal" officeooo:rsid="0024046d" style:font-weight-asian="normal" style:font-weight-complex="normal"/>
    </style:style>
    <style:style style:name="T14" style:family="text">
      <style:text-properties fo:font-variant="normal" fo:text-transform="none" fo:color="#000000" style:font-name="Consolas" fo:font-size="11.25pt" fo:letter-spacing="normal" fo:font-style="normal" fo:font-weight="bold" officeooo:rsid="0023c7aa" style:font-weight-asian="bold" style:font-weight-complex="bold"/>
    </style:style>
    <style:style style:name="T15" style:family="text">
      <style:text-properties fo:font-variant="normal" fo:text-transform="none" fo:color="#000000" style:font-name="Consolas" fo:font-size="11.25pt" fo:letter-spacing="normal" fo:font-style="normal" fo:font-weight="bold" officeooo:rsid="0024046d" style:font-weight-asian="bold" style:font-weight-complex="bold"/>
    </style:style>
    <style:style style:name="T16" style:family="text">
      <style:text-properties fo:font-variant="normal" fo:text-transform="none" fo:color="#a52a2a" style:font-name="Consolas" fo:font-size="11.25pt" fo:letter-spacing="normal" fo:font-style="normal" fo:font-weight="normal"/>
    </style:style>
    <style:style style:name="T17" style:family="text">
      <style:text-properties fo:font-variant="normal" fo:text-transform="none" fo:color="#a52a2a" style:font-name="Consolas" fo:font-size="11.25pt" fo:letter-spacing="normal" fo:font-style="normal" fo:font-weight="normal" officeooo:rsid="0023c7aa"/>
    </style:style>
    <style:style style:name="T18" style:family="text">
      <style:text-properties fo:font-variant="normal" fo:text-transform="none" fo:color="#0000cd" style:font-name="Consolas" fo:font-size="11.25pt" fo:letter-spacing="normal" fo:font-style="normal" fo:font-weight="normal"/>
    </style:style>
    <style:style style:name="T19" style:family="text">
      <style:text-properties fo:font-variant="normal" fo:text-transform="none" fo:color="#0000cd" style:font-name="Consolas" fo:font-size="11.25pt" fo:letter-spacing="normal" fo:font-style="normal" fo:font-weight="normal" officeooo:rsid="0023c7aa"/>
    </style:style>
    <style:style style:name="T20" style:family="text">
      <style:text-properties fo:font-variant="normal" fo:text-transform="none" fo:color="#0000cd" style:font-name="Consolas" fo:font-size="11.25pt" fo:letter-spacing="normal" fo:font-style="normal" fo:font-weight="normal" officeooo:rsid="00254443"/>
    </style:style>
    <style:style style:name="T21" style:family="text">
      <style:text-properties fo:font-variant="normal" fo:text-transform="none" fo:color="#ff0000" style:font-name="Consolas" fo:font-size="11.25pt" fo:letter-spacing="normal" fo:font-style="normal" fo:font-weight="normal"/>
    </style:style>
    <style:style style:name="T22" style:family="text">
      <style:text-properties fo:font-variant="normal" fo:text-transform="none" fo:color="#ff0000" style:font-name="Consolas" fo:font-size="11.25pt" fo:letter-spacing="normal" fo:font-style="normal" fo:font-weight="normal" officeooo:rsid="0023c7aa"/>
    </style:style>
    <style:style style:name="T23" style:family="text">
      <style:text-properties fo:font-variant="normal" fo:text-transform="none" fo:color="#ff0000" style:font-name="Consolas" fo:font-size="11.25pt" fo:letter-spacing="normal" fo:font-style="normal" fo:font-weight="normal" officeooo:rsid="00254443"/>
    </style:style>
    <style:style style:name="T24" style:family="text">
      <style:text-properties fo:font-variant="normal" fo:text-transform="none" fo:color="#008000" style:font-name="Consolas" fo:font-size="11.25pt" fo:letter-spacing="normal" fo:font-style="normal" fo:font-weight="normal"/>
    </style:style>
    <style:style style:name="T25" style:family="text">
      <style:text-properties style:font-name="Consolas" fo:font-size="11.25pt"/>
    </style:style>
    <style:style style:name="T26" style:family="text">
      <style:text-properties style:font-name="Consolas" fo:font-size="11.25pt" officeooo:rsid="0024046d"/>
    </style:style>
    <style:style style:name="T27" style:family="text">
      <style:text-properties style:font-name="Consolas" fo:font-size="11.25pt" fo:font-weight="normal" officeooo:rsid="0023c7aa"/>
    </style:style>
    <style:style style:name="T28" style:family="text">
      <style:text-properties style:font-name="Consolas" fo:font-size="11.25pt" fo:font-weight="normal" officeooo:rsid="0024046d" style:font-weight-asian="bold" style:font-weight-complex="bold"/>
    </style:style>
    <style:style style:name="T29" style:family="text">
      <style:text-properties style:font-name="Consolas" fo:font-size="11.25pt" fo:font-weight="normal" officeooo:rsid="0024046d"/>
    </style:style>
    <style:style style:name="T30" style:family="text">
      <style:text-properties style:font-name="Consolas" fo:font-size="11.25pt" fo:font-weight="normal" officeooo:rsid="00271bd3"/>
    </style:style>
    <style:style style:name="T31" style:family="text">
      <style:text-properties style:font-name="Consolas" fo:font-size="11.25pt" officeooo:rsid="0023c7aa" style:font-weight-asian="bold" style:font-weight-complex="bold"/>
    </style:style>
    <style:style style:name="T32" style:family="text">
      <style:text-properties style:font-name="Consolas" fo:font-size="11.25pt" officeooo:rsid="0024046d" style:font-weight-asian="bold" style:font-weight-complex="bold"/>
    </style:style>
    <style:style style:name="T33" style:family="text">
      <style:text-properties fo:color="#a52a2a" style:font-name="Consolas" fo:font-size="11.25pt" fo:font-weight="normal" officeooo:rsid="0023c7aa"/>
    </style:style>
    <style:style style:name="Sect1" style:family="section">
      <style:section-properties text:dont-balance-text-columns="false" style:editable="false">
        <style:columns fo:column-count="2" fo:column-gap="0.3cm">
          <style:column-sep style:width="0.009cm" style:color="#000000" style:height="100%" style:style="dotted"/>
          <style:column style:rel-width="32767*" fo:start-indent="0cm" fo:end-indent="0.15cm"/>
          <style:column style:rel-width="32768*" fo:start-indent="0.15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umentation of Stock Ticker Classes</text:p>
      <text:p text:style-name="Preformatted_20_Text"/>
      <text:p text:style-name="P4">============== <text:s text:c="2"/>Variables <text:s/>=====================</text:p>
      <text:section text:style-name="Sect1" text:name="Section1">
        <text:p text:style-name="Preformatted_20_Text">self.name = name</text:p>
        <text:p text:style-name="P3">self.<text:span text:style-name="T1">transaction_amount</text:span> = 0</text:p>
        <text:p text:style-name="P3">self.<text:span text:style-name="T1">transaction_symbol</text:span> = “”</text:p>
        <text:p text:style-name="Preformatted_20_Text">self.balance = 0</text:p>
        <text:p text:style-name="Preformatted_20_Text">self.id = self.setup_player()</text:p>
        <text:p text:style-name="Preformatted_20_Text">self.current_date = int(epoch time)</text:p>
      </text:section>
      <text:p text:style-name="Preformatted_20_Text"/>
      <text:p text:style-name="P4">============== <text:s text:c="2"/>Static Methods <text:s/>=====================</text:p>
      <text:section text:style-name="Sect1" text:name="Section2">
        <text:p text:style-name="Preformatted_20_Text">@staticmethod</text:p>
        <text:p text:style-name="P7">def player_list()</text:p>
        <text:p text:style-name="P10"><text:s text:c="4"/>return list_of_players </text:p>
        <text:p text:style-name="P10"><text:tab/>- type &lt;class 'list'&gt;</text:p>
        <text:p text:style-name="Preformatted_20_Text"><text:tab/></text:p>
        <text:p text:style-name="Preformatted_20_Text">@staticmethod</text:p>
        <text:p text:style-name="P7">def money_str(value)</text:p>
        <text:p text:style-name="P10"><text:s text:c="4"/>return "${:,.2f}".format(value)</text:p>
        <text:p text:style-name="P10"><text:tab/>-type str</text:p>
        <text:p text:style-name="Preformatted_20_Text"><text:tab/>@staticmethod</text:p>
        <text:p text:style-name="P7">def current_price(symbol)</text:p>
        <text:p text:style-name="P10"><text:s text:c="4"/>return current_stock_price</text:p>
        <text:p text:style-name="P10"><text:tab/>-type <text:span text:style-name="T5">float</text:span></text:p>
        <text:p text:style-name="Preformatted_20_Text"/>
        <text:p text:style-name="Preformatted_20_Text">@staticmethod</text:p>
        <text:p text:style-name="P7">def stock_full_name(symbol)</text:p>
        <text:p text:style-name="P10"><text:s text:c="4"/>return name - type str</text:p>
      </text:section>
      <text:p text:style-name="Preformatted_20_Text"/>
      <text:p text:style-name="P4">============== <text:s text:c="2"/>Methods <text:s/>=====================</text:p>
      <text:section text:style-name="Sect1" text:name="Section3">
        <text:p text:style-name="Preformatted_20_Text"><text:span text:style-name="T4">def __repr__())</text:span><text:span text:style-name="T8"> <text:s/></text:span>#use for troubleshooting</text:p>
        <text:p text:style-name="Preformatted_20_Text"><text:s text:c="4"/>return "${:,.2f}".format(self.balance) - type str</text:p>
        <text:p text:style-name="Preformatted_20_Text"><text:s text:c="4"/></text:p>
        <text:p text:style-name="P7">def balance_str()</text:p>
        <text:p text:style-name="Preformatted_20_Text"><text:s text:c="4"/>return "${:,.2f}".format(self.balance) - type str</text:p>
        <text:p text:style-name="Preformatted_20_Text"><text:s text:c="4"/></text:p>
        <text:p text:style-name="P7">def name_balance_str ()</text:p>
        <text:p text:style-name="Preformatted_20_Text"><text:s text:c="4"/>return "{} ({})".format(self.name, self.balance_str()) - type str</text:p>
        <text:p text:style-name="Preformatted_20_Text"/>
        <text:p text:style-name="P9"><text:span text:style-name="T4">def setup_player ()</text:span> </text:p>
        <text:p text:style-name="P9">#this starts whenever the class is called.</text:p>
        <text:p text:style-name="Preformatted_20_Text"><text:s text:c="4"/>return playerID - type int</text:p>
        <text:p text:style-name="Preformatted_20_Text"><text:s text:c="4"/></text:p>
        <text:p text:style-name="P7">def load_portfolio ()</text:p>
        <text:p text:style-name="P1"><text:s text:c="4"/>return portfolio_list</text:p>
        <text:p text:style-name="P1"><text:s text:c="4"/>#print (portfolio[1][1]) gets you the symbol of second stock</text:p>
        <text:p text:style-name="Preformatted_20_Text"><text:s text:c="4"/></text:p>
        <text:p text:style-name="P7">def load_ledger ()</text:p>
        <text:p text:style-name="Preformatted_20_Text"><text:s text:c="4"/>return ledger_list - type &lt;class 'list'&gt;</text:p>
        <text:p text:style-name="Preformatted_20_Text"><text:s text:c="4"/></text:p>
        <text:p text:style-name="P7">def calculate_networth ()</text:p>
        <text:p text:style-name="Preformatted_20_Text"><text:s text:c="4"/>return nw - type float</text:p>
        <text:p text:style-name="Preformatted_20_Text"/>
        <text:p text:style-name="P7">def timestamp_str_from_e (date_time)</text:p>
        <text:p text:style-name="Preformatted_20_Text"><text:s text:c="4"/>return dt.strftime("%a, %e %b %Y - %l:%M %p") - type str</text:p>
        <text:p text:style-name="Preformatted_20_Text"><text:s text:c="4"/></text:p>
        <text:p text:style-name="P8">def ttimestamp_str_to_e (date_time)</text:p>
        <text:p text:style-name="P5"><text:tab/><text:span text:style-name="T7">This is timezone compensated</text:span></text:p>
        <text:p text:style-name="P11"><text:s text:c="4"/>return int(epoch_time)</text:p>
        <text:p text:style-name="P22">def purchase_shares <text:span text:style-name="T6">(**kwargs</text:span>)</text:p>
        <text:p text:style-name="P3"><text:tab/><text:span text:style-name="T1">must have the self.transaction_amount set</text:span></text:p>
        <text:p text:style-name="P3"><text:tab/><text:span text:style-name="T1">must have the </text:span>self.<text:span text:style-name="T1">transaction_symbol</text:span> <text:span text:style-name="T1">set</text:span></text:p>
        <text:p text:style-name="P3"/>
        <text:p text:style-name="P11">kwargs </text:p>
        <text:p text:style-name="P11">historical_price <text:span text:style-name="T6">= 25</text:span></text:p>
        <text:p text:style-name="P12">historical_date = str('2018-02-12 09:07:56')</text:p>
        <text:p text:style-name="Preformatted_20_Text"><text:s text:c="4"/>return - none</text:p>
        <text:p text:style-name="Preformatted_20_Text"><text:s text:c="4"/></text:p>
        <text:p text:style-name="P8">def sell_shares (<text:span text:style-name="T6">**kwargs</text:span>)</text:p>
        <text:p text:style-name="P3"><text:tab/><text:span text:style-name="T1">must have self.id set to the sqlite Portfolio of the purchase</text:span></text:p>
        <text:p text:style-name="P3"><text:tab/><text:span text:style-name="T1">must have the self.transaction_amount set</text:span></text:p>
        <text:p text:style-name="P11"><text:tab/><text:span text:style-name="T1">Must have the </text:span>self.<text:span text:style-name="T1">transaction_symbol</text:span> <text:span text:style-name="T1">set</text:span></text:p>
        <text:p text:style-name="P11"/>
        <text:p text:style-name="P11">kwargs </text:p>
        <text:p text:style-name="P11">historical_price <text:span text:style-name="T6">= 25</text:span></text:p>
        <text:p text:style-name="P12">historical_date = str('2018-02-12 09:07:56')</text:p>
        <text:p text:style-name="Preformatted_20_Text"><text:s text:c="4"/>return - none</text:p>
      </text:section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24"/>
      <text:p text:style-name="P20">GIT and GITHUB</text:p>
      <text:section text:style-name="Sect1" text:name="Section4">
        <text:p text:style-name="P26">Initialize Git</text:p>
        <text:p text:style-name="P26">--$ git config --global user.name "Your Name"</text:p>
        <text:p text:style-name="P26">--$ git config --global user.email "you@youraddress.com"</text:p>
        <text:p text:style-name="P26">--$ git config --global push.default matching</text:p>
        <text:p text:style-name="P26">--$ git config --global alias.co checkout</text:p>
        <text:p text:style-name="P26">--$ git init</text:p>
        <text:p text:style-name="P26"><text:tab/><text:tab/><text:tab/><text:tab/><text:tab/></text:p>
        <text:p text:style-name="P26">Add Files To Git</text:p>
        <text:p text:style-name="P26">--$ git add .</text:p>
        <text:p text:style-name="P26">--$ git commit -am "Commit Message"</text:p>
        <text:p text:style-name="P26">--$ git push</text:p>
        <text:p text:style-name="P26"><text:tab/><text:tab/><text:tab/><text:tab/><text:tab/></text:p>
        <text:p text:style-name="P26">Roll Back Code To Last Commit</text:p>
        <text:p text:style-name="P26">--$ git checkout .</text:p>
        <text:p text:style-name="P26"><text:tab/><text:tab/><text:tab/><text:tab/><text:tab/></text:p>
        <text:p text:style-name="P26">Create and Switch To A New Branch<text:span text:style-name="T2">ot</text:span></text:p>
        <text:p text:style-name="P26">--$ git checkout -b branchName</text:p>
        <text:p text:style-name="P26"><text:tab/><text:tab/><text:tab/><text:tab/><text:tab/></text:p>
        <text:p text:style-name="P26">Switch To A Different Branch (Already Created)</text:p>
        <text:p text:style-name="P26">--$ git branch BranchName</text:p>
        <text:p text:style-name="P26"><text:tab/><text:tab/><text:tab/><text:tab/><text:tab/></text:p>
        <text:p text:style-name="P26">Push Branch To Github</text:p>
        <text:p text:style-name="P26"># To Push A Branch</text:p>
        <text:p text:style-name="P26">--$ git push origin BRANCHNAME</text:p>
        <text:p text:style-name="P26"><text:s/></text:p>
        <text:p text:style-name="P26"># To push your master branch</text:p>
        <text:p text:style-name="P26">--$ git push origin master</text:p>
        <text:p text:style-name="P26"><text:tab/><text:tab/><text:tab/><text:tab/><text:tab/></text:p>
        <text:p text:style-name="P26">Switch Back To Your Master Branch</text:p>
        <text:p text:style-name="P26">git checkout master</text:p>
        <text:p text:style-name="P26"><text:tab/><text:tab/><text:tab/><text:tab/><text:tab/></text:p>
        <text:p text:style-name="P26">Merge Your Branch Back Into Your Master Branch</text:p>
        <text:p text:style-name="P26"># While Checked into your branch...</text:p>
        <text:p text:style-name="P26">git merge</text:p>
        <text:p text:style-name="P26"><text:s/></text:p>
        <text:p text:style-name="P26"># Or while checked into your master branch</text:p>
        <text:p text:style-name="P26">--$ git merge BranchName</text:p>
        <text:p text:style-name="P26"><text:tab/><text:tab/><text:tab/><text:tab/><text:tab/></text:p>
        <text:p text:style-name="P26">Delete Old Branch After You've Merged It To Master</text:p>
        <text:p text:style-name="P26"># After You've Merged Your Branch Back Into Your Master Branch</text:p>
        <text:p text:style-name="P26">--$ git branch -d oldBranchName</text:p>
        <text:p text:style-name="P26"><text:tab/><text:tab/><text:tab/><text:tab/><text:tab/></text:p>
        <text:p text:style-name="P26">See What Branch You're On</text:p>
        <text:p text:style-name="P26">--$ git status</text:p>
        <text:p text:style-name="P26"><text:tab/><text:tab/><text:tab/><text:tab/><text:tab/></text:p>
        <text:p text:style-name="P26">Resolve Merge Conflicts Visually</text:p>
        <text:p text:style-name="P26">--$ git mergetool</text:p>
      </text:section>
      <text:p text:style-name="P24"/>
      <text:p text:style-name="P21">Virtual environment</text:p>
      <text:section text:style-name="Sect1" text:name="Section5">
        <text:p text:style-name="P23">make a directory</text:p>
        <text:p text:style-name="P23">$ mkdir &lt;name&gt;</text:p>
        <text:p text:style-name="P23">$ cd &lt;name&gt;</text:p>
        <text:p text:style-name="P23">make an virtual <text:span text:style-name="T3">environment</text:span></text:p>
        <text:p text:style-name="P23">$ python3 -m venv boot</text:p>
        <text:p text:style-name="P23">run the environment</text:p>
        <text:p text:style-name="P23">$ source boot/bin/activate</text:p>
        <text:p text:style-name="P23">install pip packages</text:p>
        <text:p text:style-name="P23">boot$ pip3 install &lt;package&gt;</text:p>
        <text:p text:style-name="P23">list pip packages</text:p>
        <text:p text:style-name="P23">boot$ pip3 freeze</text:p>
      </text:section>
      <text:p text:style-name="P25"/>
      <text:p text:style-name="P21">SQL Queries</text:p>
      <text:section text:style-name="Sect1" text:name="Section7">
        <text:p text:style-name="P23">Basics of SQL Queries</text:p>
        <text:p text:style-name="P23">Before we continue on with the notebook, I will list here the important SQL statements that are most widely used</text:p>
        <text:p text:style-name="P23"/>
        <text:p text:style-name="P23">SELECT : Statement used to select rows and columns from a database.</text:p>
        <text:p text:style-name="P23"/>
        <text:p text:style-name="P23">FROM : Specifies which table in the database you want to direct your query to</text:p>
        <text:p text:style-name="P23"/>
        <text:p text:style-name="P23">WHERE: clause for filtering for a specified value(s)</text:p>
        <text:p text:style-name="P23"/>
        <text:p text:style-name="P23">GROUP BY: Aggregating data. Needs to be used in conjunction with SQL aggregating functions like SUM and COUNT.</text:p>
        <text:p text:style-name="P23"/>
        <text:p text:style-name="P23">ORDER BY: Sorting columns in the database</text:p>
        <text:p text:style-name="P23"/>
        <text:p text:style-name="P23">JOIN : Joins are used to combine tables with one another.</text:p>
        <text:p text:style-name="P23"/>
        <text:p text:style-name="P23">UNION, INTERSECT/EXCEPT : Set operations. Unioning in SQL allows one to append tables on top of one another.</text:p>
      </text:section>
      <text:p text:style-name="P19">Examples of how to use# current_player = Player ("Computer dumb")</text:p>
      <text:p text:style-name="Preformatted_20_Text"># # </text:p>
      <text:p text:style-name="Preformatted_20_Text"># # print (current_player.purchase_timestamp_str(current_player.current_date))</text:p>
      <text:p text:style-name="Preformatted_20_Text"># # </text:p>
      <text:p text:style-name="Preformatted_20_Text"># # print (current_player.name_balance_str(), " &amp; ",</text:p>
      <text:p text:style-name="Preformatted_20_Text"># # <text:s text:c="7"/>current_player.balance_str(), " @ ",</text:p>
      <text:p text:style-name="Preformatted_20_Text"># # <text:s text:c="7"/>current_player.purchase_timestamp_str(current_player.current_date))</text:p>
      <text:p text:style-name="Preformatted_20_Text"># </text:p>
      <text:p text:style-name="Preformatted_20_Text"># portfolio = current_player.load_portfolio()</text:p>
      <text:p text:style-name="Preformatted_20_Text"># # print (portfolio[1][1])</text:p>
      <text:p text:style-name="Preformatted_20_Text"># ledger = current_player.load_ledger()</text:p>
      <text:p text:style-name="Preformatted_20_Text"># # print (current_player.purchase_timestamp_str(ledger[1][5]))</text:p>
      <text:p text:style-name="Preformatted_20_Text"># worth = current_player.calculate_networth()</text:p>
      <text:p text:style-name="Preformatted_20_Text"># </text:p>
      <text:p text:style-name="Preformatted_20_Text"># price = Player.current_price ("aapl")</text:p>
      <text:p text:style-name="Preformatted_20_Text"># </text:p>
      <text:p text:style-name="Preformatted_20_Text"># </text:p>
      <text:p text:style-name="Preformatted_20_Text"># </text:p>
      <text:p text:style-name="Preformatted_20_Text">playerlist = Player.player_list()</text:p>
      <text:p text:style-name="Preformatted_20_Text"># print (playerlist)</text:p>
      <text:p text:style-name="Preformatted_20_Text"/>
      <text:p text:style-name="Preformatted_20_Text">for player in playerlist:</text:p>
      <text:p text:style-name="Preformatted_20_Text"><text:s text:c="4"/>print (player, "is worth", Player.money_str(Player (player).calculate_networth()))</text:p>
      <text:p text:style-name="Preformatted_20_Text"/>
      <text:p text:style-name="Preformatted_20_Text"># current_player = Player ("rabbit")</text:p>
      <text:p text:style-name="Preformatted_20_Text"># # print (current_player.name_balance_str(), " &amp; ",</text:p>
      <text:p text:style-name="Preformatted_20_Text"># # <text:s text:c="7"/>current_player.balance_str(), " @ ",</text:p>
      <text:p text:style-name="Preformatted_20_Text"># # <text:s text:c="7"/>current_player.purchase_timestamp_str(current_player.current_date))</text:p>
      <text:p text:style-name="Preformatted_20_Text"># current_player.transaction_amount = 2</text:p>
      <text:p text:style-name="Preformatted_20_Text"># current_player.transaction_symbol = "aapl"</text:p>
      <text:p text:style-name="Preformatted_20_Text"># print ("full name", Player.stock_full_name (current_player.transaction_symbol))</text:p>
      <text:p text:style-name="Preformatted_20_Text"># current_player.purchase_shares()</text:p>
      <text:p text:style-name="Preformatted_20_Text"># </text:p>
      <text:p text:style-name="Preformatted_20_Text"># current_player = Player ("rabbit")</text:p>
      <text:p text:style-name="Preformatted_20_Text"># # print (current_player.name_balance_str(), " &amp; ",</text:p>
      <text:p text:style-name="Preformatted_20_Text"># # <text:s text:c="7"/>current_player.balance_str(), " @ ",</text:p>
      <text:p text:style-name="Preformatted_20_Text"># # <text:s text:c="7"/>current_player.purchase_timestamp_str(current_player.current_date))</text:p>
      <text:p text:style-name="Preformatted_20_Text"># current_player.transaction_amount = 2</text:p>
      <text:p text:style-name="Preformatted_20_Text"># current_player.transaction_symbol = "aapl"</text:p>
      <text:p text:style-name="Preformatted_20_Text"># print ("full name", Player.stock_full_name (current_player.transaction_symbol))</text:p>
      <text:p text:style-name="Preformatted_20_Text"># current_player.sell_shares()</text:p>
      <text:p text:style-name="Preformatted_20_Text"/>
      <text:p text:style-name="Preformatted_20_Text"/>
      <text:p text:style-name="Preformatted_20_Text"/>
      <text:p text:style-name="P13"/>
      <text:p text:style-name="P30">PYTHON DATA TYPES</text:p>
      <text:h text:style-name="P35" text:outline-level="1"><text:span text:style-name="T31">Python Lists </text:span><text:span text:style-name="T32">[]</text:span><text:span text:style-name="T29"> - </text:span><text:span text:style-name="T30">u</text:span><text:span text:style-name="T29">sed to store multiple items in a single variable.</text:span></text:h>
      <text:p text:style-name="P6"/>
      <text:p text:style-name="P13"><text:span text:style-name="T10">mylist = [</text:span><text:span text:style-name="T16">"apple"</text:span><text:span text:style-name="T10">, </text:span><text:span text:style-name="T16">"banana"</text:span><text:span text:style-name="T10">, </text:span><text:span text:style-name="T16">"cherry"</text:span><text:span text:style-name="T10">]</text:span></text:p>
      <text:p text:style-name="P14"><text:span text:style-name="T19">print</text:span><text:span text:style-name="T11">(thislist) -&gt; </text:span><text:span text:style-name="T10">['apple', 'banana', 'cherry']</text:span><text:span text:style-name="T11"><text:line-break/></text:span><text:span text:style-name="T19">print</text:span><text:span text:style-name="T11">(</text:span><text:span text:style-name="T19">len</text:span><text:span text:style-name="T11">(thislist)) -&gt; 3</text:span></text:p>
      <text:p text:style-name="P13"><text:span text:style-name="T18">print</text:span><text:span text:style-name="T10">(thislist[</text:span><text:span text:style-name="T21">1</text:span><text:span text:style-name="T10">]) -&gt; <text:s/>banana<text:line-break/></text:span><text:span text:style-name="T18">print</text:span><text:span text:style-name="T10">(thislist[-</text:span><text:span text:style-name="T21">1</text:span><text:span text:style-name="T10">]) -&gt; <text:s text:c="2"/>cherry</text:span></text:p>
      <text:p text:style-name="P14"><text:span text:style-name="T11">thislist.append(</text:span><text:span text:style-name="T17">"orange"</text:span><text:span text:style-name="T11">)<text:line-break/></text:span><text:span text:style-name="T19">for</text:span><text:span text:style-name="T11"> x </text:span><text:span text:style-name="T19">in</text:span><text:span text:style-name="T11"> thislist:<text:line-break/>  </text:span><text:span text:style-name="T19">print</text:span><text:span text:style-name="T11">(x)</text:span></text:p>
      <text:p text:style-name="P14"><text:span text:style-name="T10"><text:line-break/>[</text:span><text:span text:style-name="T18">print</text:span><text:span text:style-name="T10">(x) </text:span><text:span text:style-name="T18">for</text:span><text:span text:style-name="T10"> x </text:span><text:span text:style-name="T18">in</text:span><text:span text:style-name="T10"> thislist]</text:span></text:p>
      <text:p text:style-name="P31"/>
      <text:h text:style-name="P33" text:outline-level="1"><text:span text:style-name="T14">Python Dictionaries </text:span><text:span text:style-name="T15">{} - </text:span><text:span text:style-name="T13">used to store data values in key:value pairs.</text:span></text:h>
      <text:h text:style-name="P33" text:outline-level="1"><text:span text:style-name="T11">thisdict = {<text:line-break/>  </text:span><text:span text:style-name="T17">"brand"</text:span><text:span text:style-name="T11">: </text:span><text:span text:style-name="T17">"Ford"</text:span><text:span text:style-name="T11">,<text:line-break/>  </text:span><text:span text:style-name="T17">"model"</text:span><text:span text:style-name="T11">: </text:span><text:span text:style-name="T17">"Mustang"</text:span><text:span text:style-name="T11">,<text:line-break/>  </text:span><text:span text:style-name="T17">"year"</text:span><text:span text:style-name="T11">: </text:span><text:span text:style-name="T22">1964</text:span><text:span text:style-name="T11">}</text:span></text:h>
      <text:p text:style-name="P13"><text:span text:style-name="T18">print</text:span><text:span text:style-name="T10">(thisdict)</text:span></text:p>
      <text:p text:style-name="P14"><text:span text:style-name="T11">x = thisdict[</text:span><text:span text:style-name="T17">"model"</text:span><text:span text:style-name="T11">] or </text:span><text:span text:style-name="T10">x = thisdict.get(</text:span><text:span text:style-name="T16">"model"</text:span><text:span text:style-name="T10">)</text:span></text:p>
      <text:p text:style-name="P16"><text:span text:style-name="T9">x = thisdict.keys() AND </text:span>x = thisdict.values()</text:p>
      <text:p text:style-name="P16"/>
      <text:p text:style-name="P17">for x in thisdict.values():</text:p>
      <text:p text:style-name="P18"><text:span text:style-name="T10"><text:s text:c="2"/>print(x)</text:span><text:span text:style-name="T11"> -&gt; <text:s text:c="2"/></text:span>Ford <text:s/>Mustang <text:s/>1964</text:p>
      <text:p text:style-name="P15"/>
      <text:p text:style-name="P17">for x in thisdict.keys():</text:p>
      <text:p text:style-name="P17"><text:s text:c="2"/>print(x)<text:span text:style-name="T9"> -&gt; <text:s text:c="2"/></text:span>brand <text:s/>model <text:s/>year</text:p>
      <text:p text:style-name="P17"/>
      <text:p text:style-name="P17">for x, y in thisdict.items():</text:p>
      <text:p text:style-name="P17"><text:s text:c="2"/>print(x, y)<text:span text:style-name="T9"> -&gt; <text:s text:c="2"/></text:span>brand Ford <text:s/>model Mustang <text:s/>year 1964</text:p>
      <text:p text:style-name="P32"/>
      <text:h text:style-name="P27" text:outline-level="1"><text:span text:style-name="T31">Python </text:span><text:span text:style-name="T32">Tuple () - </text:span><text:span text:style-name="T28">used to store multiple items in a single variable.</text:span></text:h>
      <text:h text:style-name="P27" text:outline-level="1"><text:span text:style-name="T27">mytuple = (</text:span><text:span text:style-name="T33">"apple"</text:span><text:span text:style-name="T27">, </text:span><text:span text:style-name="T33">"banana"</text:span><text:span text:style-name="T27">, </text:span><text:span text:style-name="T33">"cherry"</text:span><text:span text:style-name="T27">)</text:span></text:h>
      <text:p text:style-name="P28"><text:span text:style-name="T18">print</text:span><text:span text:style-name="T10">(thistuple) </text:span><text:span text:style-name="T12">AND </text:span><text:span text:style-name="T20">print</text:span><text:span text:style-name="T12">(thistuple[</text:span><text:span text:style-name="T23">1</text:span><text:span text:style-name="T12">])</text:span></text:p>
      <text:p text:style-name="P28"><text:span text:style-name="T10"><text:line-break/></text:span><text:span text:style-name="T18">print</text:span><text:span text:style-name="T10">(</text:span><text:span text:style-name="T18">len</text:span><text:span text:style-name="T10">(thistuple))</text:span></text:p>
      <text:p text:style-name="P28"><text:span text:style-name="T10">thistuple = tuple((</text:span><text:span text:style-name="T16">"apple"</text:span><text:span text:style-name="T10">, </text:span><text:span text:style-name="T16">"banana"</text:span><text:span text:style-name="T10">, </text:span><text:span text:style-name="T16">"cherry"</text:span><text:span text:style-name="T10">)) </text:span><text:span text:style-name="T24"># note the double round-brackets<text:line-break/></text:span><text:span text:style-name="T18">print</text:span><text:span text:style-name="T10">(thistuple)</text:span></text:p>
      <text:p text:style-name="P29"><text:span text:style-name="T18"><text:line-break/>print</text:span><text:span text:style-name="T10">(thistuple[-</text:span><text:span text:style-name="T21">1</text:span><text:span text:style-name="T10">])</text:span></text:p>
      <text:p text:style-name="P29"><text:span text:style-name="T18"><text:line-break/>for</text:span><text:span text:style-name="T10"> x </text:span><text:span text:style-name="T18">in</text:span><text:span text:style-name="T10"> thistuple:</text:span><text:span text:style-name="T18"><text:line-break/></text:span><text:span text:style-name="T10">  </text:span><text:span text:style-name="T18">print</text:span><text:span text:style-name="T10">(x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'courier new'"/>
    <style:font-face style:name="Lohit Devanagari1" svg:font-family="'Lohit Devanagari'"/>
    <style:font-face style:name="Segoe UI" svg:font-family="'Segoe UI', Arial, sans-serif"/>
    <style:font-face style:name="Verdana" svg:font-family="Verdana, sans-serif"/>
    <style:font-face style:name="consolas" svg:font-family="consolas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7cm" fo:margin-bottom="1.7cm" fo:margin-left="1.7cm" fo:margin-right="1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21T13:29:39.801591289</dc:date>
    <meta:editing-duration>PT2H34M15S</meta:editing-duration>
    <meta:editing-cycles>9</meta:editing-cycles>
    <meta:generator>LibreOffice/6.4.6.2$Linux_X86_64 LibreOffice_project/40$Build-2</meta:generator>
    <meta:printed-by>Michael Gurnett</meta:printed-by>
    <meta:print-date>2021-02-16T09:41:47.805391119</meta:print-date>
    <meta:document-statistic meta:table-count="0" meta:image-count="0" meta:object-count="0" meta:page-count="4" meta:paragraph-count="203" meta:word-count="888" meta:character-count="6579" meta:non-whitespace-character-count="5637"/>
  </office:meta>
</office:document-meta>
</file>